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43cm" table:align="left"/>
    </style:style>
    <style:style style:name="Table1.A" style:family="table-column">
      <style:table-column-properties style:column-width="6.643cm"/>
    </style:style>
    <style:style style:name="Table1.A1" style:family="table-cell">
      <style:table-cell-properties style:vertical-align="middle" fo:padding="0.049cm" fo:border="none"/>
    </style:style>
    <style:style style:name="Table2" style:family="table">
      <style:table-properties style:width="7.701cm" table:align="left"/>
    </style:style>
    <style:style style:name="Table2.A" style:family="table-column">
      <style:table-column-properties style:column-width="7.701cm"/>
    </style:style>
    <style:style style:name="Table2.A1" style:family="table-cell">
      <style:table-cell-properties style:vertical-align="middle" fo:padding="0.049cm" fo:border="none"/>
    </style:style>
    <style:style style:name="Table3" style:family="table">
      <style:table-properties style:width="7.341cm" table:align="left"/>
    </style:style>
    <style:style style:name="Table3.A" style:family="table-column">
      <style:table-column-properties style:column-width="7.341cm"/>
    </style:style>
    <style:style style:name="Table3.A1" style:family="table-cell">
      <style:table-cell-properties style:vertical-align="middle" fo:padding="0.049cm" fo:border="none"/>
    </style:style>
    <style:style style:name="Table4" style:family="table">
      <style:table-properties style:width="6.061cm" table:align="left"/>
    </style:style>
    <style:style style:name="Table4.A" style:family="table-column">
      <style:table-column-properties style:column-width="6.061cm"/>
    </style:style>
    <style:style style:name="Table4.A1" style:family="table-cell">
      <style:table-cell-properties style:vertical-align="middle" fo:padding="0.049cm" fo:border="none"/>
    </style:style>
    <style:style style:name="Table5" style:family="table">
      <style:table-properties style:width="7.341cm" table:align="left"/>
    </style:style>
    <style:style style:name="Table5.A" style:family="table-column">
      <style:table-column-properties style:column-width="7.341cm"/>
    </style:style>
    <style:style style:name="Table5.A1" style:family="table-cell">
      <style:table-cell-properties style:vertical-align="middle" fo:padding="0.049cm" fo:border="none"/>
    </style:style>
    <style:style style:name="Table6" style:family="table">
      <style:table-properties style:width="5.955cm" table:align="left"/>
    </style:style>
    <style:style style:name="Table6.A" style:family="table-column">
      <style:table-column-properties style:column-width="5.955cm"/>
    </style:style>
    <style:style style:name="Table6.A1" style:family="table-cell">
      <style:table-cell-properties style:vertical-align="middle" fo:padding="0.049cm" fo:border="none"/>
    </style:style>
    <style:style style:name="Table7" style:family="table">
      <style:table-properties style:width="7.701cm" table:align="left"/>
    </style:style>
    <style:style style:name="Table7.A" style:family="table-column">
      <style:table-column-properties style:column-width="7.701cm"/>
    </style:style>
    <style:style style:name="Table7.A1" style:family="table-cell">
      <style:table-cell-properties style:vertical-align="middle" fo:padding="0.049cm" fo:border="none"/>
    </style:style>
    <style:style style:name="Table8" style:family="table">
      <style:table-properties style:width="7.489cm" table:align="left"/>
    </style:style>
    <style:style style:name="Table8.A" style:family="table-column">
      <style:table-column-properties style:column-width="7.489cm"/>
    </style:style>
    <style:style style:name="Table8.A1" style:family="table-cell">
      <style:table-cell-properties style:vertical-align="middle" fo:padding="0.049cm" fo:border="none"/>
    </style:style>
    <style:style style:name="Table9" style:family="table">
      <style:table-properties style:width="12.993cm" table:align="left"/>
    </style:style>
    <style:style style:name="Table9.A" style:family="table-column">
      <style:table-column-properties style:column-width="12.993cm"/>
    </style:style>
    <style:style style:name="Table9.A1" style:family="table-cell">
      <style:table-cell-properties style:vertical-align="middle" fo:padding="0.049cm" fo:border="none"/>
    </style:style>
    <style:style style:name="Table10" style:family="table">
      <style:table-properties style:width="3.221cm" table:align="left"/>
    </style:style>
    <style:style style:name="Table10.A" style:family="table-column">
      <style:table-column-properties style:column-width="3.221cm"/>
    </style:style>
    <style:style style:name="Table10.A1" style:family="table-cell">
      <style:table-cell-properties style:vertical-align="middle" fo:padding="0.049cm" fo:border="none"/>
    </style:style>
    <style:style style:name="Table11" style:family="table">
      <style:table-properties style:width="4.738cm" table:align="left"/>
    </style:style>
    <style:style style:name="Table11.A" style:family="table-column">
      <style:table-column-properties style:column-width="4.738cm"/>
    </style:style>
    <style:style style:name="Table11.A1" style:family="table-cell">
      <style:table-cell-properties style:vertical-align="middle" fo:padding="0.049cm" fo:border="none"/>
    </style:style>
    <style:style style:name="Table12" style:family="table">
      <style:table-properties style:width="12.485cm" table:align="left"/>
    </style:style>
    <style:style style:name="Table12.A" style:family="table-column">
      <style:table-column-properties style:column-width="12.485cm"/>
    </style:style>
    <style:style style:name="Table12.A1" style:family="table-cell">
      <style:table-cell-properties style:vertical-align="middle" fo:padding="0.049cm" fo:border="none"/>
    </style:style>
    <style:style style:name="Table13" style:family="table">
      <style:table-properties style:width="11.088cm" table:align="left"/>
    </style:style>
    <style:style style:name="Table13.A" style:family="table-column">
      <style:table-column-properties style:column-width="11.088cm"/>
    </style:style>
    <style:style style:name="Table13.A1" style:family="table-cell">
      <style:table-cell-properties style:vertical-align="middle" fo:padding="0.049cm" fo:border="none"/>
    </style:style>
    <style:style style:name="Table14" style:family="table">
      <style:table-properties style:width="12.569cm" table:align="left"/>
    </style:style>
    <style:style style:name="Table14.A" style:family="table-column">
      <style:table-column-properties style:column-width="12.569cm"/>
    </style:style>
    <style:style style:name="Table14.A1" style:family="table-cell">
      <style:table-cell-properties style:vertical-align="middle" fo:padding="0.049cm" fo:border="none"/>
    </style:style>
    <style:style style:name="Table15" style:family="table">
      <style:table-properties style:width="12.781cm" table:align="left"/>
    </style:style>
    <style:style style:name="Table15.A" style:family="table-column">
      <style:table-column-properties style:column-width="12.781cm"/>
    </style:style>
    <style:style style:name="Table15.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background-color="#ffff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ssing Functions as Arguments</text:h>
      <text:p text:style-name="P3"><text:line-break/>Like everything else in Python, functions are objects. Since they are objects, they can be supplied as arguments to other functions.<text:line-break/><text:line-break/>We can test this concept by creating an example function that simply runs other functions: </text:p>
      <table:table table:name="Table1" table:style-name="Table1">
        <table:table-column table:style-name="Table1.A"/>
        <table:table-row>
          <table:table-cell table:style-name="Table1.A1" office:value-type="string">
            <text:p text:style-name="Preformatted_20_Text">def function_runner(f):</text:p>
            <text:p text:style-name="Preformatted_20_Text"><text:s text:c="4"/>""" (function) -&gt; NoneType</text:p>
            <text:p text:style-name="Preformatted_20_Text"/>
            <text:p text:style-name="Preformatted_20_Text"><text:s text:c="4"/>Call f.</text:p>
            <text:p text:style-name="Preformatted_20_Text"><text:s text:c="4"/>"""</text:p>
            <text:p text:style-name="Preformatted_20_Text"/>
            <text:p text:style-name="P6"><text:s text:c="4"/>f()</text:p>
          </table:table-cell>
        </table:table-row>
      </table:table>
      <text:p text:style-name="P3"><text:line-break/>We can test this concept by having it call one of two other functions: </text:p>
      <table:table table:name="Table2" table:style-name="Table2">
        <table:table-column table:style-name="Table2.A"/>
        <table:table-row>
          <table:table-cell table:style-name="Table2.A1" office:value-type="string">
            <text:p text:style-name="Preformatted_20_Text">def function_1():</text:p>
            <text:p text:style-name="Preformatted_20_Text"><text:s text:c="4"/>print("function_1 was called.")</text:p>
            <text:p text:style-name="Preformatted_20_Text"/>
            <text:p text:style-name="Preformatted_20_Text">def function_2():</text:p>
            <text:p text:style-name="P6"><text:s text:c="4"/>print("function_2 was called.")</text:p>
          </table:table-cell>
        </table:table-row>
      </table:table>
      <text:p text:style-name="P3"><text:line-break/>If we call <text:span text:style-name="Source_20_Text">function_runner</text:span> passing it the name of <text:span text:style-name="Source_20_Text">function_1</text:span>, </text:p>
      <table:table table:name="Table3" table:style-name="Table3">
        <table:table-column table:style-name="Table3.A"/>
        <table:table-row>
          <table:table-cell table:style-name="Table3.A1" office:value-type="string">
            <text:p text:style-name="Table_20_Contents"><text:span text:style-name="Source_20_Text">function_runner(function_1)</text:span> </text:p>
          </table:table-cell>
        </table:table-row>
      </table:table>
      <text:p text:style-name="P3"><text:line-break/>we get the results: </text:p>
      <table:table table:name="Table4" table:style-name="Table4">
        <table:table-column table:style-name="Table4.A"/>
        <table:table-row>
          <table:table-cell table:style-name="Table4.A1" office:value-type="string">
            <text:p text:style-name="Table_20_Contents"><text:span text:style-name="Source_20_Text">function_1 was called.</text:span> </text:p>
          </table:table-cell>
        </table:table-row>
      </table:table>
      <text:p text:style-name="P3"><text:line-break/>If we call it using <text:span text:style-name="Source_20_Text">function_2</text:span> </text:p>
      <table:table table:name="Table5" table:style-name="Table5">
        <table:table-column table:style-name="Table5.A"/>
        <table:table-row>
          <table:table-cell table:style-name="Table5.A1" office:value-type="string">
            <text:p text:style-name="Table_20_Contents"><text:span text:style-name="Source_20_Text">function_runner(function_2)</text:span> </text:p>
          </table:table-cell>
        </table:table-row>
      </table:table>
      <text:p text:style-name="P3"><text:line-break/>we see the following: </text:p>
      <table:table table:name="Table6" table:style-name="Table6">
        <table:table-column table:style-name="Table6.A"/>
        <table:table-row>
          <table:table-cell table:style-name="Table6.A1" office:value-type="string">
            <text:p text:style-name="Table_20_Contents"><text:span text:style-name="Source_20_Text">function_2 was called.</text:span></text:p>
          </table:table-cell>
        </table:table-row>
      </table:table>
      <text:p text:style-name="Standard"/>
      <text:p text:style-name="Standard"/>
      <text:h text:style-name="Heading_20_1" text:outline-level="1">Dealing with Exceptional Situations</text:h>
      <text:p text:style-name="Text_20_body">So far, we have assumed input to functions is valid. In this lecture, we show you what to do when input is invalid (or preconditions are not met).</text:p>
      <text:h text:style-name="Heading_20_2" text:outline-level="2">Errors</text:h>
      <text:p text:style-name="Text_20_body">We have all seen errors!</text:p>
      <text:h text:style-name="Heading_20_3" text:outline-level="3">Division by 0</text:h>
      <text:p text:style-name="P3">Calling <text:span text:style-name="Source_20_Text">1 / 0</text:span> results in the following: </text:p>
      <table:table table:name="Table7" table:style-name="Table7">
        <table:table-column table:style-name="Table7.A"/>
        <table:table-row>
          <table:table-cell table:style-name="Table7.A1" office:value-type="string">
            <text:p text:style-name="Preformatted_20_Text">Traceback (most recent call last):</text:p>
            <text:p text:style-name="Preformatted_20_Text"><text:soft-page-break/><text:s text:c="2"/>File "&lt;pyshell#0&gt;", line 1, in </text:p>
            <text:p text:style-name="Preformatted_20_Text"><text:s text:c="4"/>1 / 0</text:p>
            <text:p text:style-name="P6">ZeroDivisionError: division by zero</text:p>
          </table:table-cell>
        </table:table-row>
      </table:table>
      <text:h text:style-name="Heading_20_3" text:outline-level="3">Value Error </text:h>
      <text:p text:style-name="P3">Calling <text:span text:style-name="Source_20_Text">'abc'.index('q')</text:span> or <text:span text:style-name="Source_20_Text">int('moogah')</text:span> results in the following: </text:p>
      <table:table table:name="Table8" table:style-name="Table8">
        <table:table-column table:style-name="Table8.A"/>
        <table:table-row>
          <table:table-cell table:style-name="Table8.A1" office:value-type="string">
            <text:p text:style-name="Preformatted_20_Text">Traceback (most recent call last):</text:p>
            <text:p text:style-name="Preformatted_20_Text"><text:s text:c="2"/>File "&lt;pyshell#0&gt;", line 1, in </text:p>
            <text:p text:style-name="Preformatted_20_Text"><text:s text:c="4"/>'abc'.index('q')</text:p>
            <text:p text:style-name="P6">ValueError: substring not found</text:p>
          </table:table-cell>
        </table:table-row>
      </table:table>
      <text:p text:style-name="Text_20_body"><text:line-break/>and</text:p>
      <table:table table:name="Table9" table:style-name="Table9">
        <table:table-column table:style-name="Table9.A"/>
        <table:table-row>
          <table:table-cell table:style-name="Table9.A1" office:value-type="string">
            <text:p text:style-name="Preformatted_20_Text">Traceback (most recent call last):</text:p>
            <text:p text:style-name="Preformatted_20_Text"><text:s text:c="2"/>File "&lt;pyshell#0&gt;", line 1, in </text:p>
            <text:p text:style-name="Preformatted_20_Text"><text:s text:c="4"/>'int('moogah')</text:p>
            <text:p text:style-name="P6">ValueError: invalid literal for int() with base 10: 'moogah'</text:p>
          </table:table-cell>
        </table:table-row>
      </table:table>
      <text:p text:style-name="P3"><text:line-break/>Both are value errors, but with very different details. </text:p>
      <text:p text:style-name="Text_20_body"><text:line-break/>You can call for help on errors (i.e. <text:span text:style-name="Source_20_Text">help(ValueError)</text:span>)<text:line-break/><text:line-break/>Errors happen when the code tries to make a function do something it wasn't designed to do.<text:line-break/>You can use exceptions when you encounter a situation that is not part of the normal flow execution.</text:p>
      <text:h text:style-name="Heading_20_2" text:outline-level="2">Exception Handling</text:h>
      <text:p text:style-name="P3">Python has an exception handling statements:<text:line-break/><text:line-break/>The <text:span text:style-name="Source_20_Text">try</text:span> statement (simple form): </text:p>
      <table:table table:name="Table10" table:style-name="Table10">
        <table:table-column table:style-name="Table10.A"/>
        <table:table-row>
          <table:table-cell table:style-name="Table10.A1" office:value-type="string">
            <text:p text:style-name="Preformatted_20_Text">try:</text:p>
            <text:p text:style-name="Preformatted_20_Text"><text:s text:c="4"/>statements</text:p>
            <text:p text:style-name="Preformatted_20_Text">except:</text:p>
            <text:p text:style-name="P6"><text:s text:c="4"/>statements</text:p>
          </table:table-cell>
        </table:table-row>
      </table:table>
      <text:p text:style-name="Text_20_body"><text:line-break/>If a statement in the <text:span text:style-name="Source_20_Text">try</text:span> block raises an exception, the remaining statements in the block are not executed.<text:line-break/><text:line-break/>With the <text:span text:style-name="Source_20_Text">except</text:span> clause, we can specify the exception we would like to catch.<text:line-break/><text:line-break/>For example,</text:p>
      <text:p text:style-name="Preformatted_20_Text">try:</text:p>
      <text:p text:style-name="Preformatted_20_Text"><text:s text:c="4"/>1 / 0</text:p>
      <text:p text:style-name="Preformatted_20_Text">except ZeroDivisionError:</text:p>
      <text:p text:style-name="P6"><text:s text:c="4"/>print("Divided by zero.")</text:p>
      <text:p text:style-name="Text_20_body"><text:line-break/>This code still catches the divide by zero error; however,</text:p>
      <text:p text:style-name="Preformatted_20_Text">try:</text:p>
      <text:p text:style-name="Preformatted_20_Text"><text:soft-page-break/><text:s text:c="4"/>1 / 0</text:p>
      <text:p text:style-name="Preformatted_20_Text">except ValueError:</text:p>
      <text:p text:style-name="P6"><text:s text:c="4"/>print("Divided by zero.")</text:p>
      <text:p text:style-name="P3"><text:line-break/>will not catch the error.<text:line-break/><text:line-break/>Python can handle both errors separately.<text:line-break/><text:line-break/><text:span text:style-name="Source_20_Text">try</text:span> statement (specifying exception types): </text:p>
      <table:table table:name="Table11" table:style-name="Table11">
        <table:table-column table:style-name="Table11.A"/>
        <table:table-row>
          <table:table-cell table:style-name="Table11.A1" office:value-type="string">
            <text:p text:style-name="Preformatted_20_Text">try:</text:p>
            <text:p text:style-name="Preformatted_20_Text"><text:s text:c="4"/>statements</text:p>
            <text:p text:style-name="Preformatted_20_Text">except ExceptionType:</text:p>
            <text:p text:style-name="Preformatted_20_Text"><text:s text:c="4"/>statements</text:p>
            <text:p text:style-name="Preformatted_20_Text">except ExceptionType:</text:p>
            <text:p text:style-name="P6"><text:s text:c="4"/>statements</text:p>
          </table:table-cell>
        </table:table-row>
      </table:table>
      <text:p text:style-name="Text_20_body"><text:line-break/>With multiple <text:span text:style-name="Source_20_Text">except</text:span> clauses, Python executes the block of the first matching exception type.<text:line-break/><text:line-break/><text:span text:style-name="T1">Warning:</text:span> If you want to handle two kinds of exceptions, and one is a subclass of the other, catch the subclass first.<text:line-break/><text:line-break/>Every exception is an object and can be assigned a variable name. This variable can be used like any other variable.</text:p>
      <text:h text:style-name="Heading_20_2" text:outline-level="2">Raise Errors</text:h>
      <text:p text:style-name="P3">We can cause an exception to happen by using the <text:span text:style-name="Source_20_Text">raise</text:span> statement.<text:line-break/><text:line-break/>For example: </text:p>
      <table:table table:name="Table12" table:style-name="Table12">
        <table:table-column table:style-name="Table12.A"/>
        <table:table-row>
          <table:table-cell table:style-name="Table12.A1" office:value-type="string">
            <text:p text:style-name="Table_20_Contents"><text:span text:style-name="Source_20_Text">raise ValueError("Oops. Bad value. No cookie.")</text:span> </text:p>
          </table:table-cell>
        </table:table-row>
      </table:table>
      <text:p text:style-name="P3"><text:line-break/>results in: </text:p>
      <table:table table:name="Table13" table:style-name="Table13">
        <table:table-column table:style-name="Table13.A"/>
        <table:table-row>
          <table:table-cell table:style-name="Table13.A1" office:value-type="string">
            <text:p text:style-name="Preformatted_20_Text">Traceback (most recent call last):</text:p>
            <text:p text:style-name="Preformatted_20_Text"><text:s text:c="2"/>File "&lt;pyshell#0&gt;", line 1, in </text:p>
            <text:p text:style-name="Preformatted_20_Text"><text:s text:c="4"/>raise ValueError("Oops. Bad value. No cookie.")</text:p>
            <text:p text:style-name="P6">ValueError: Oops. Bad value. No cookie.</text:p>
          </table:table-cell>
        </table:table-row>
      </table:table>
      <text:h text:style-name="Heading_20_3" text:outline-level="3">Example Program</text:h>
      <table:table table:name="Table14" table:style-name="Table14">
        <table:table-column table:style-name="Table14.A"/>
        <table:table-row>
          <table:table-cell table:style-name="Table14.A1" office:value-type="string">
            <text:p text:style-name="Preformatted_20_Text">def raise_an_exception(v):</text:p>
            <text:p text:style-name="Preformatted_20_Text"><text:s text:c="4"/>raise ValueError("{} is not a valid value.".format(v))</text:p>
            <text:p text:style-name="Preformatted_20_Text"/>
            <text:p text:style-name="Preformatted_20_Text">def main():</text:p>
            <text:p text:style-name="Preformatted_20_Text"><text:s text:c="4"/>raise_an_exception(3)</text:p>
            <text:p text:style-name="Preformatted_20_Text"/>
            <text:p text:style-name="Preformatted_20_Text">if __name__ == '__main__':</text:p>
            <text:p text:style-name="Preformatted_20_Text"><text:s text:c="4"/>try:</text:p>
            <text:p text:style-name="Preformatted_20_Text"><text:s text:c="8"/>main()</text:p>
            <text:p text:style-name="Preformatted_20_Text"><text:s text:c="4"/>except ValueError as ve:</text:p>
            <text:p text:style-name="P6"><text:s text:c="8"/>print(ve)</text:p>
          </table:table-cell>
        </table:table-row>
      </table:table>
      <text:h text:style-name="Heading_20_2" text:outline-level="2"><text:soft-page-break/>Assertion</text:h>
      <text:p text:style-name="P3">Programmers often use the <text:span text:style-name="Source_20_Text">assert</text:span> statement to ensure that preconditions are met.<text:line-break/><text:line-break/>For example: </text:p>
      <table:table table:name="Table15" table:style-name="Table15">
        <table:table-column table:style-name="Table15.A"/>
        <table:table-row>
          <table:table-cell table:style-name="Table15.A1" office:value-type="string">
            <text:p text:style-name="Preformatted_20_Text">def every_nth(L, n=1):</text:p>
            <text:p text:style-name="Preformatted_20_Text"><text:s text:c="4"/>""" (list, int) -&gt; list</text:p>
            <text:p text:style-name="Preformatted_20_Text"/>
            <text:p text:style-name="Preformatted_20_Text"><text:s text:c="4"/>Precondition: 0 &lt;= n &lt; len(L)</text:p>
            <text:p text:style-name="Preformatted_20_Text"/>
            <text:p text:style-name="Preformatted_20_Text"><text:s text:c="4"/>Return a list containing every nth item of L,</text:p>
            <text:p text:style-name="Preformatted_20_Text"><text:s text:c="4"/>starting at index 0.</text:p>
            <text:p text:style-name="Preformatted_20_Text"><text:s text:c="8"/></text:p>
            <text:p text:style-name="Preformatted_20_Text"><text:s text:c="4"/>&gt;&gt;&gt; every_nth([1, 2, 3, 4, 5, 6], n=2)</text:p>
            <text:p text:style-name="Preformatted_20_Text"><text:s text:c="4"/>[1, 3, 5]</text:p>
            <text:p text:style-name="Preformatted_20_Text"><text:s text:c="4"/>&gt;&gt;&gt; every_nth([1, 2, 3, 4, 5, 6], 3)</text:p>
            <text:p text:style-name="Preformatted_20_Text"><text:s text:c="4"/>[1, 4]</text:p>
            <text:p text:style-name="Preformatted_20_Text"><text:s text:c="4"/>&gt;&gt;&gt; every_nth([1, 2, 3, 4, 5, 6])</text:p>
            <text:p text:style-name="Preformatted_20_Text"><text:s text:c="4"/>[1, 2, 3, 4, 5, 6]</text:p>
            <text:p text:style-name="Preformatted_20_Text"><text:s text:c="4"/>"""</text:p>
            <text:p text:style-name="Preformatted_20_Text"/>
            <text:p text:style-name="Preformatted_20_Text"><text:s text:c="4"/>assert 0 &lt;= n &lt; len(L), '{} is out of range.'.format(n)</text:p>
            <text:p text:style-name="Preformatted_20_Text"><text:s text:c="8"/></text:p>
            <text:p text:style-name="Preformatted_20_Text"><text:s text:c="4"/>result = []</text:p>
            <text:p text:style-name="Preformatted_20_Text"/>
            <text:p text:style-name="Preformatted_20_Text"><text:s text:c="4"/>for i in range(0, len(L), n):</text:p>
            <text:p text:style-name="Preformatted_20_Text"><text:s text:c="8"/>result.append(L[i])</text:p>
            <text:p text:style-name="Preformatted_20_Text"/>
            <text:p text:style-name="Preformatted_20_Text"><text:s text:c="4"/>return result</text:p>
            <text:p text:style-name="Preformatted_20_Text"/>
            <text:p text:style-name="Preformatted_20_Text">if __name__ == '__main__':</text:p>
            <text:p text:style-name="Preformatted_20_Text"><text:s text:c="4"/>import doctest</text:p>
            <text:p text:style-name="P6"><text:s text:c="4"/>doctest.testmod()</text:p>
          </table:table-cell>
        </table:table-row>
      </table:table>
      <text:p text:style-name="Text_20_body"><text:line-break/>This program runs without errors if the preconditions are met, but raises an error if the conditions are not met.</text:p>
      <text:h text:style-name="Heading_20_2" text:outline-level="2">Tips</text:h>
      <text:p text:style-name="Text_20_body">Tips for when and how to use exceptions: </text:p>
      <text:list xml:id="list1715973216875846238" text:style-name="L1">
        <text:list-item>
          <text:p text:style-name="P4">Exceptions should <text:span text:style-name="T1">not</text:span> be used as part of the normal flow of a program. They are for exceptional situations. </text:p>
        </text:list-item>
        <text:list-item>
          <text:p text:style-name="P4">Only catch exceptions that you know how to handle. </text:p>
        </text:list-item>
        <text:list-item>
          <text:p text:style-name="P4">"Throw low, catch high." </text:p>
        </text:list-item>
        <text:list-item>
          <text:p text:style-name="P1">Use an <text:span text:style-name="Source_20_Text">assert</text:span> statement to verify that preconditions are met. </text:p>
        </text:list-item>
      </text:list>
      <text:p text:style-name="Standard"/>
      <text:p text:style-name="Standard"/>
      <text:h text:style-name="Heading_20_1" text:outline-level="1">Assigning Parameters Default Values</text:h>
      <text:p text:style-name="Text_20_body">When you use functions such as <text:span text:style-name="Source_20_Text">range</text:span> and <text:span text:style-name="Source_20_Text">print</text:span>, the number of arguments that you pass to them can vary. If you do not pass an argument for every parameter, then the default parameter values will be used. You will now learn how to define your own functions that use default parameter values. </text:p>
      <text:h text:style-name="Heading_20_2" text:outline-level="2"><text:soft-page-break/>The <text:span text:style-name="Source_20_Text">print</text:span> Function </text:h>
      <text:p text:style-name="Text_20_body">Let us first explore the <text:span text:style-name="Source_20_Text">print</text:span> function: </text:p>
      <text:p text:style-name="Preformatted_20_Text">&gt;&gt;&gt; help(print)</text:p>
      <text:p text:style-name="Preformatted_20_Text">Help on built-in function print in module builtins:</text:p>
      <text:p text:style-name="Preformatted_20_Text"/>
      <text:p text:style-name="Preformatted_20_Text">print(...)</text:p>
      <text:p text:style-name="Preformatted_20_Text"><text:s text:c="4"/>print(value, ..., sep=' ', end='\n', file=sys.stdout)</text:p>
      <text:p text:style-name="Preformatted_20_Text"><text:s text:c="4"/></text:p>
      <text:p text:style-name="Preformatted_20_Text"><text:s text:c="4"/>Prints the values to a steam, or to sys.stdout be default.</text:p>
      <text:p text:style-name="Preformatted_20_Text"><text:s text:c="4"/>Optional keyword arguments:</text:p>
      <text:p text:style-name="Preformatted_20_Text"><text:s text:c="4"/>file: a file-like object (Stream); defaults to the current sys.stdout.</text:p>
      <text:p text:style-name="Preformatted_20_Text"><text:s text:c="4"/>sep: string inserted between values, default a space.</text:p>
      <text:p text:style-name="Preformatted_20_Text"><text:s text:c="4"/>end: string appended after the last value, default a newline.</text:p>
      <text:p text:style-name="Preformatted_20_Text"><text:s text:c="4"/></text:p>
      <text:p text:style-name="Preformatted_20_Text">&gt;&gt;&gt; </text:p>
      <text:p text:style-name="P6"><text:s text:c="8"/></text:p>
      <text:p text:style-name="Text_20_body">Here we see that <text:span text:style-name="Source_20_Text">print</text:span> has several parameters: </text:p>
      <text:list xml:id="list417423491291996611" text:style-name="L2">
        <text:list-item>
          <text:p text:style-name="P5"><text:span text:style-name="Source_20_Text">value, ...,</text:span>: the values to be printed. </text:p>
        </text:list-item>
        <text:list-item>
          <text:p text:style-name="P5"><text:span text:style-name="Source_20_Text">sep=' '</text:span>: an optional argument that by default will be a space. When multiple values are printed, this string will be printed between pairs of values. </text:p>
        </text:list-item>
        <text:list-item>
          <text:p text:style-name="P5"><text:span text:style-name="Source_20_Text">end='\n'</text:span>: an optional argument that by default will be a newline character. This string is printed after the last value. </text:p>
        </text:list-item>
        <text:list-item>
          <text:p text:style-name="P2"><text:span text:style-name="Source_20_Text">file</text:span>: an optional argument that by default is <text:span text:style-name="Source_20_Text">sys.stdout</text:span>, which specifies where to print. </text:p>
        </text:list-item>
      </text:list>
      <text:p text:style-name="Text_20_body">Let us now use the <text:span text:style-name="Source_20_Text">print</text:span> function to learn more about its behaviour: </text:p>
      <text:p text:style-name="Preformatted_20_Text">&gt;&gt;&gt; print('345')</text:p>
      <text:p text:style-name="Preformatted_20_Text">345</text:p>
      <text:p text:style-name="P6">&gt;&gt;&gt; </text:p>
      <text:p text:style-name="Text_20_body">We see that the newline character, <text:span text:style-name="Source_20_Text">'\n'</text:span>, is automatically printed after value <text:span text:style-name="Source_20_Text">'345'</text:span>. </text:p>
      <text:p text:style-name="Preformatted_20_Text">&gt;&gt;&gt; print(1, 2, 3)</text:p>
      <text:p text:style-name="Preformatted_20_Text">1 2 3</text:p>
      <text:p text:style-name="P6">&gt;&gt;&gt;</text:p>
      <text:p text:style-name="Text_20_body">Here, since we printed multiple values, the default separator (a space) is printed in between each value being printed. Once more, the newline character (<text:span text:style-name="Source_20_Text">'\n'</text:span>) is printed at the end. We will use <text:span text:style-name="Source_20_Text">print</text:span> again, but this time we'll pass arguments to use instead of the default parameter values: </text:p>
      <text:p text:style-name="Preformatted_20_Text">&gt;&gt;&gt; print(1, 2, 3, sep='..', end='!')</text:p>
      <text:p text:style-name="Preformatted_20_Text">1..2..3!</text:p>
      <text:p text:style-name="P6">&gt;&gt;&gt; </text:p>
      <text:p text:style-name="Text_20_body">We see that the arguments that we passed to the function call were used in place of the default parameter values. </text:p>
      <text:h text:style-name="Heading_20_2" text:outline-level="2">Using Default Parameter Values in Our Own Function </text:h>
      <text:p text:style-name="Text_20_body">Let us now define a function with default parameters values. We will define a function called <text:span text:style-name="Source_20_Text">every_nth</text:span> that takes two arguments. The first argument will be a <text:span text:style-name="Source_20_Text">list</text:span> and the second argument will be an <text:span text:style-name="Source_20_Text">int</text:span>. The job of this new function will be to create a new list <text:span text:style-name="Source_20_Text">L</text:span> that contains every <text:span text:style-name="Source_20_Text">n</text:span>th item from the list <text:span text:style-name="Source_20_Text">L</text:span>. Here is the definition of function <text:span text:style-name="Source_20_Text">every_nth</text:span>: </text:p>
      <text:p text:style-name="Preformatted_20_Text"><text:soft-page-break/>def every_nth(L, n):</text:p>
      <text:p text:style-name="Preformatted_20_Text"><text:s text:c="4"/>""" (list, int) -&gt; list</text:p>
      <text:p text:style-name="Preformatted_20_Text"/>
      <text:p text:style-name="Preformatted_20_Text"><text:s text:c="4"/>Precondition: 0 &lt;= n &lt; len(L)</text:p>
      <text:p text:style-name="Preformatted_20_Text"/>
      <text:p text:style-name="Preformatted_20_Text"><text:s text:c="4"/>Return a list containing every nth item of L,</text:p>
      <text:p text:style-name="Preformatted_20_Text"><text:s text:c="4"/>starting at index 0.</text:p>
      <text:p text:style-name="Preformatted_20_Text"><text:s text:c="4"/></text:p>
      <text:p text:style-name="Preformatted_20_Text"><text:s text:c="4"/>&gt;&gt;&gt; every_nth([1, 2, 3, 4, 5, 6], 2)</text:p>
      <text:p text:style-name="Preformatted_20_Text"><text:s text:c="4"/>[1, 3, 5]</text:p>
      <text:p text:style-name="Preformatted_20_Text"><text:s text:c="4"/>&gt;&gt;&gt; every_nth([1, 2, 3, 4, 5, 6], 3)</text:p>
      <text:p text:style-name="Preformatted_20_Text"><text:s text:c="4"/>[1, 4]</text:p>
      <text:p text:style-name="Preformatted_20_Text"><text:s text:c="4"/>"""</text:p>
      <text:p text:style-name="Preformatted_20_Text"><text:s text:c="4"/></text:p>
      <text:p text:style-name="Preformatted_20_Text"><text:s text:c="4"/>result = []</text:p>
      <text:p text:style-name="Preformatted_20_Text"/>
      <text:p text:style-name="Preformatted_20_Text"><text:s text:c="4"/>for i in range(0, len(L), n):</text:p>
      <text:p text:style-name="Preformatted_20_Text"><text:s text:c="8"/>result.append(L[i])</text:p>
      <text:p text:style-name="Preformatted_20_Text"/>
      <text:p text:style-name="Preformatted_20_Text"><text:s text:c="4"/>return result</text:p>
      <text:p text:style-name="Preformatted_20_Text"/>
      <text:p text:style-name="Preformatted_20_Text"/>
      <text:p text:style-name="Preformatted_20_Text">if __name__ == '__main__':</text:p>
      <text:p text:style-name="Preformatted_20_Text"><text:s text:c="4"/>import doctest</text:p>
      <text:p text:style-name="Preformatted_20_Text"><text:s text:c="4"/>doctest.testmod()</text:p>
      <text:p text:style-name="P6"><text:s text:c="4"/></text:p>
      <text:p text:style-name="Text_20_body">We have not introduced default parameter values yet. At the moment, both of the example function calls pass in two arguments. We will now modify the <text:span text:style-name="Source_20_Text">docstring</text:span> and the function header to allow for a default parameter value to be used for the second parameter. </text:p>
      <text:p text:style-name="Preformatted_20_Text">def every_nth(L, n=1):</text:p>
      <text:p text:style-name="Preformatted_20_Text"><text:s text:c="4"/>""" (list, int) -&gt; list</text:p>
      <text:p text:style-name="Preformatted_20_Text"/>
      <text:p text:style-name="Preformatted_20_Text"><text:s text:c="4"/>Precondition: 0 &lt;= n &lt; len(L)</text:p>
      <text:p text:style-name="Preformatted_20_Text"/>
      <text:p text:style-name="Preformatted_20_Text"><text:s text:c="4"/>Return a list containing every nth item of L,</text:p>
      <text:p text:style-name="Preformatted_20_Text"><text:s text:c="4"/>starting at index 0.</text:p>
      <text:p text:style-name="Preformatted_20_Text"><text:s text:c="4"/></text:p>
      <text:p text:style-name="Preformatted_20_Text"><text:s text:c="4"/>&gt;&gt;&gt; every_nth([1, 2, 3, 4, 5, 6], 2)</text:p>
      <text:p text:style-name="Preformatted_20_Text"><text:s text:c="4"/>[1, 3, 5]</text:p>
      <text:p text:style-name="Preformatted_20_Text"><text:s text:c="4"/>&gt;&gt;&gt; every_nth([1, 2, 3, 4, 5, 6], 3)</text:p>
      <text:p text:style-name="Preformatted_20_Text"><text:s text:c="4"/>[1, 4]</text:p>
      <text:p text:style-name="Preformatted_20_Text"><text:s text:c="4"/>&gt;&gt;&gt; every_nth([1, 2, 3, 4, 5, 6])</text:p>
      <text:p text:style-name="Preformatted_20_Text"><text:s text:c="4"/>[1, 2, 3, 4, 5, 6]</text:p>
      <text:p text:style-name="Preformatted_20_Text"><text:s text:c="4"/>"""</text:p>
      <text:p text:style-name="Preformatted_20_Text"><text:s text:c="4"/></text:p>
      <text:p text:style-name="Preformatted_20_Text"><text:s text:c="4"/>result = []</text:p>
      <text:p text:style-name="Preformatted_20_Text"/>
      <text:p text:style-name="Preformatted_20_Text"><text:s text:c="4"/>for i in range(0, len(L), n):</text:p>
      <text:p text:style-name="Preformatted_20_Text"><text:s text:c="8"/>result.append(L[i])</text:p>
      <text:p text:style-name="Preformatted_20_Text"/>
      <text:p text:style-name="Preformatted_20_Text"><text:s text:c="4"/>return result</text:p>
      <text:p text:style-name="Preformatted_20_Text"/>
      <text:p text:style-name="Preformatted_20_Text"/>
      <text:p text:style-name="Preformatted_20_Text">if __name__ == '__main__':</text:p>
      <text:p text:style-name="Preformatted_20_Text"><text:s text:c="4"/>import doctest</text:p>
      <text:p text:style-name="Preformatted_20_Text"><text:s text:c="4"/>doctest.testmod()</text:p>
      <text:p text:style-name="P6"><text:s text:c="4"/></text:p>
      <text:p text:style-name="Text_20_body">We see that if we run the above code, the <text:span text:style-name="Source_20_Text">doctest</text:span> passes. When passing the second argument, we can also specify which parameter it is being associated with (e.g., <text:span text:style-name="Source_20_Text">every_nth([1, 2, 3, 4, </text:span><text:soft-page-break/><text:span text:style-name="Source_20_Text">5, 6], n=3)</text:span>). With functions that have multiple default parameter values, using this notation is necessary in order to associate the arguments with the correct parameters. </text:p>
      <text:h text:style-name="Heading_20_2" text:outline-level="2">More on Default Parameters </text:h>
      <text:p text:style-name="Text_20_body">Let us now look at more examples of functions using default parameter values. </text:p>
      <text:p text:style-name="Preformatted_20_Text">def add_greeting(L=[]):</text:p>
      <text:p text:style-name="Preformatted_20_Text"><text:s text:c="4"/>""" (list) -&gt; NoneType</text:p>
      <text:p text:style-name="Preformatted_20_Text"/>
      <text:p text:style-name="Preformatted_20_Text"><text:s text:c="4"/>Append 'hello' to L and print L.</text:p>
      <text:p text:style-name="Preformatted_20_Text"/>
      <text:p text:style-name="Preformatted_20_Text"><text:s text:c="4"/>&gt;&gt;&gt; L = ['hi', 'bonjour']</text:p>
      <text:p text:style-name="Preformatted_20_Text"><text:s text:c="4"/>&gt;&gt;&gt; f(L)</text:p>
      <text:p text:style-name="Preformatted_20_Text"><text:s text:c="4"/>&gt;&gt;&gt; L</text:p>
      <text:p text:style-name="Preformatted_20_Text"><text:s text:c="4"/>['hi', 'bonjour', 'hello']</text:p>
      <text:p text:style-name="Preformatted_20_Text"><text:s text:c="4"/>"""</text:p>
      <text:p text:style-name="Preformatted_20_Text"/>
      <text:p text:style-name="Preformatted_20_Text"><text:s text:c="4"/>L.append('hello')</text:p>
      <text:p text:style-name="Preformatted_20_Text"><text:s text:c="4"/>print(L)</text:p>
      <text:p text:style-name="P6"><text:s text:c="4"/></text:p>
      <text:p text:style-name="Text_20_body">In this case, the default parameter value is mutable. Here, we have just one parameter, and it has the default value of an empty list <text:span text:style-name="Source_20_Text">L=[]</text:span>. This function simply appends the string <text:span text:style-name="Source_20_Text">'hello'</text:span> to the list, and then prints the list. Let us see what happens when we call this function: </text:p>
      <text:p text:style-name="Preformatted_20_Text">&gt;&gt;&gt; add_greeting()</text:p>
      <text:p text:style-name="P6">['hello']</text:p>
      <text:p text:style-name="Text_20_body">We see that the string <text:span text:style-name="Source_20_Text">'hello'</text:span> is added to the list and then printed. Let us see what happens when the function is called multiple times: </text:p>
      <text:p text:style-name="Preformatted_20_Text">&gt;&gt;&gt; add_greeting()</text:p>
      <text:p text:style-name="Preformatted_20_Text">['hello']</text:p>
      <text:p text:style-name="Preformatted_20_Text">&gt;&gt;&gt; add_greeting()</text:p>
      <text:p text:style-name="Preformatted_20_Text">['hello', 'hello']</text:p>
      <text:p text:style-name="Preformatted_20_Text">&gt;&gt;&gt; add_greeting()</text:p>
      <text:p text:style-name="P6">['hello', 'hello', 'hello']</text:p>
      <text:p text:style-name="Text_20_body">Here, we see that the same list object is being used for each function call. In other words, the memory address that <text:span text:style-name="Source_20_Text">L</text:span> refers to is the same for each funtion call, so the string <text:span text:style-name="Source_20_Text">'hello'</text:span> is appended to that same list each time the function is called. <text:line-break/><text:line-break/>The lesson to be learned here is that <text:span text:style-name="T2">default parameter values are assigned at the time of function definition. When the function is called, any changes that the function call makes to the mutable object persist from one function call to the nex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5T11:46:50.26</meta:creation-date>
    <meta:generator>OpenOffice.org/3.4$Win32 OpenOffice.org_project/340m1$Build-9590</meta:generator>
    <dc:date>2013-04-25T12:28:53.02</dc:date>
    <meta:editing-duration>PT42M2S</meta:editing-duration>
    <meta:editing-cycles>2</meta:editing-cycles>
    <meta:document-statistic meta:table-count="15" meta:image-count="0" meta:object-count="0" meta:page-count="7" meta:paragraph-count="221" meta:word-count="1562" meta:character-count="9696"/>
  </office:meta>
</office:document-meta>
</file>